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officeooo:rsid="001f9c04" officeooo:paragraph-rsid="001f9c04"/>
    </style:style>
    <style:style style:name="P2" style:family="paragraph" style:parent-style-name="Standard" style:list-style-name="L3">
      <style:paragraph-properties fo:text-align="justify" style:justify-single-word="false"/>
      <style:text-properties officeooo:paragraph-rsid="001f9c04"/>
    </style:style>
    <style:style style:name="P3" style:family="paragraph" style:parent-style-name="Standard" style:list-style-name="L4">
      <style:paragraph-properties fo:text-align="justify" style:justify-single-word="false"/>
      <style:text-properties officeooo:paragraph-rsid="001f9c04"/>
    </style:style>
    <style:style style:name="P4" style:family="paragraph" style:parent-style-name="Standard" style:list-style-name="L5">
      <style:paragraph-properties fo:text-align="justify" style:justify-single-word="false"/>
      <style:text-properties officeooo:paragraph-rsid="001f9c04"/>
    </style:style>
    <style:style style:name="P5" style:family="paragraph" style:parent-style-name="Standard" style:list-style-name="L6">
      <style:paragraph-properties fo:text-align="justify" style:justify-single-word="false"/>
      <style:text-properties officeooo:paragraph-rsid="001f9c04"/>
    </style:style>
    <style:style style:name="P6" style:family="paragraph" style:parent-style-name="Standard" style:list-style-name="L7">
      <style:paragraph-properties fo:text-align="justify" style:justify-single-word="false"/>
      <style:text-properties officeooo:paragraph-rsid="001f9c04"/>
    </style:style>
    <style:style style:name="P7" style:family="paragraph" style:parent-style-name="Standard" style:list-style-name="L8">
      <style:paragraph-properties fo:text-align="justify" style:justify-single-word="false"/>
      <style:text-properties officeooo:paragraph-rsid="001f9c04"/>
    </style:style>
    <style:style style:name="P8" style:family="paragraph" style:parent-style-name="Standard" style:list-style-name="L9">
      <style:paragraph-properties fo:text-align="justify" style:justify-single-word="false"/>
      <style:text-properties officeooo:paragraph-rsid="001f9c04"/>
    </style:style>
    <style:style style:name="P9" style:family="paragraph" style:parent-style-name="Standard" style:list-style-name="L10">
      <style:paragraph-properties fo:text-align="justify" style:justify-single-word="false"/>
      <style:text-properties officeooo:paragraph-rsid="001f9c04"/>
    </style:style>
    <style:style style:name="T1" style:family="text">
      <style:text-properties officeooo:rsid="001f9c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scaling environment was implemented through CloudSim Plus, being the superior version of the two platforms referred above. It was developed on NetBean IDE 8.2 and Eclipse IDE 4.7 (Oxygen) alternatively and works fine on both the IDE‟s, with Windows 10 Professional being the underlying OS.</text:p>
      <text:p text:style-name="P1"/>
      <text:p text:style-name="P1">Salient features of development task undertaken during this phase include:</text:p>
      <text:p text:style-name="P1"/>
      <text:list xml:id="list1924481122853607631" text:style-name="L3">
        <text:list-item>
          <text:p text:style-name="P2"><text:span text:style-name="T1">In order to simulate workload environments; number of options were used varying from static workload (fixed number of cloudlets with pre-defined number of instruction length) to dynamic workload (fixed number of cloudlets with random number of instruction length). As real world traces from cloud hosted applications were not accessible, so actual workload traces (NASA-iPSC-1993-3.1-cln.swf) of NASA Ames Research centre available in public domain were used to simulate near-realistic workload. The workload file used for implementation was mix of interactive and batch jobs over period of three months having sanitized accounting records.</text:span></text:p>
        </text:list-item>
      </text:list>
      <text:p text:style-name="P1"/>
      <text:list xml:id="list6750827665184526502" text:style-name="L4">
        <text:list-item>
          <text:p text:style-name="P3"><text:span text:style-name="T1">Datacentre initiation was implemented at the start of simulation. Price tag for each of datacentre resource (processing elements, memory, bandwidth, storage etc.) and VM allocation policy for physical hosts was also incorporated at this stage. Prices are charged per second and can be used to compare economic viability of any autoscaling approach and for billing purposes at later stage. Moreover, VmAllocationPolicySimple was implemented that allocates newly created VMs to physical hosts with minimum No of processing elements (PEs) in use (Worst-Fit Policy).</text:span></text:p>
        </text:list-item>
      </text:list>
      <text:p text:style-name="P1"/>
      <text:list xml:id="list3915353801527380961" text:style-name="L5">
        <text:list-item>
          <text:p text:style-name="P4"><text:span text:style-name="T1">Dynamic physical host creation was implemented i-e new hosts would only be initiated once newly created VMs cannot be initiated due to lack of resources with existing physical hosts. Requisite physical resources are also allocated to hosts at this stage.</text:span></text:p>
        </text:list-item>
      </text:list>
      <text:p text:style-name="P1"/>
      <text:list xml:id="list9072687666260144940" text:style-name="L6">
        <text:list-item>
          <text:p text:style-name="P5"><text:span text:style-name="T1">Reactive horizontal autoscaling approach (threshold based rules) was implemented on the basis of CPU usage with upper threshold of 70% and lower threshold of 30%.</text:span></text:p>
        </text:list-item>
      </text:list>
      <text:p text:style-name="P1"/>
      <text:list xml:id="list1346099382620505576" text:style-name="L7">
        <text:list-item>
          <text:p text:style-name="P6"><text:span text:style-name="T1">Cloudlets were assigned to appropriate VMs on the basis of their processing capacity vis-a-vis VMs processing requirements. First priority goes to the VM with maximum No of free PEs, while also fulfilling the minimum processing requirements at that time.</text:span></text:p>
        </text:list-item>
      </text:list>
      <text:p text:style-name="P1"/>
      <text:list xml:id="list3718207947033837491" text:style-name="L8">
        <text:list-item>
          <text:p text:style-name="P7"><text:span text:style-name="T1">Times shared policy was implemented during allocation of VMs to physical hosts and allocation of cloudlets to VMs.</text:span></text:p>
        </text:list-item>
      </text:list>
      <text:p text:style-name="P1"/>
      <text:list xml:id="list9107004041444132885" text:style-name="L9">
        <text:list-item>
          <text:p text:style-name="P8"><text:span text:style-name="T1">Mechanism was implemented to transfer pending cloudlets (if any) to other eligible VMs, before any VM is scaled down due to autoscaling.</text:span></text:p>
        </text:list-item>
      </text:list>
      <text:p text:style-name="P1"/>
      <text:list xml:id="list4246035420652524197" text:style-name="L10">
        <text:list-item>
          <text:p text:style-name="P9"><text:span text:style-name="T1">Complete details with regards to simulation execution, resource usage, incoming workload and costs involved were calculated and can be exported to IDE output window or CSV file as desired. Some of the major details include: Host / VM IDs, PEs, CPU cores and RAM, cloudlet length, finished cloudlets, failed cloudlets, start time, finish time, execution time, resource costing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20:25:58.322385499</meta:creation-date>
    <dc:date>2019-07-29T20:33:03.804749750</dc:date>
    <meta:editing-duration>PT7M5S</meta:editing-duration>
    <meta:editing-cycles>2</meta:editing-cycles>
    <meta:generator>LibreOffice/5.0.6.2$Linux_X86_64 LibreOffice_project/00$Build-2</meta:generator>
    <meta:document-statistic meta:table-count="0" meta:image-count="0" meta:object-count="0" meta:page-count="1" meta:paragraph-count="10" meta:word-count="439" meta:character-count="2877" meta:non-whitespace-character-count="2456"/>
  </office:meta>
</office:document-meta>
</file>